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7.25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7.25pt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7.25pt" officeooo:paragraph-rsid="0009a090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7.25pt" officeooo:rsid="0009a090" officeooo:paragraph-rsid="0009a090"/>
    </style:style>
    <style:style style:name="P5" style:family="paragraph" style:parent-style-name="Standard">
      <style:text-properties style:font-name="sans-serif" fo:font-size="14.25pt"/>
    </style:style>
    <style:style style:name="P6" style:family="paragraph" style:parent-style-name="Standard">
      <style:paragraph-properties fo:text-align="center" style:justify-single-word="false"/>
      <style:text-properties style:font-name="sans-serif" fo:font-size="14.25pt" fo:font-style="italic" officeooo:rsid="0009a090" officeooo:paragraph-rsid="0009a090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0b054f" officeooo:paragraph-rsid="000b054f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20pt" fo:font-weight="normal" officeooo:rsid="000b054f" officeooo:paragraph-rsid="000b054f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normal" officeooo:rsid="000b054f" officeooo:paragraph-rsid="000b054f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0bdd0d" officeooo:paragraph-rsid="000bdd0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bdd0d" officeooo:paragraph-rsid="000bdd0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0bdd0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6pt" fo:font-weight="bold" officeooo:rsid="000b054f" officeooo:paragraph-rsid="000b054f" style:font-size-asian="16pt" style:font-weight-asian="bold" style:font-size-complex="16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0bdd0d" officeooo:paragraph-rsid="000bdd0d"/>
    </style:style>
    <style:style style:name="P16" style:family="paragraph" style:parent-style-name="Standard">
      <style:paragraph-properties fo:text-align="start" style:justify-single-word="false"/>
      <style:text-properties officeooo:rsid="000bdd0d" officeooo:paragraph-rsid="000bdd0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rsid="000bdd0d" officeooo:paragraph-rsid="000bdd0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4pt" fo:font-weight="bold" officeooo:rsid="000c84a3" officeooo:paragraph-rsid="000c84a3" style:font-size-asian="21pt" style:font-weight-asian="bold" style:font-size-complex="24pt" style:font-weight-complex="bold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text-align="end" style:justify-single-word="false" fo:break-before="page"/>
      <style:text-properties fo:font-size="20pt" fo:font-weight="normal" officeooo:rsid="000b054f" officeooo:paragraph-rsid="000b054f" style:font-size-asian="17.5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20pt" fo:font-weight="bold" officeooo:rsid="000b054f" officeooo:paragraph-rsid="000b054f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24pt" fo:font-weight="bold" officeooo:rsid="000c84a3" officeooo:paragraph-rsid="000c84a3" style:font-size-asian="21pt" style:font-weight-asian="bold" style:font-size-complex="24pt" style:font-weight-complex="bold"/>
    </style:style>
    <style:style style:name="T1" style:family="text">
      <style:text-properties officeooo:rsid="0009a090"/>
    </style:style>
    <style:style style:name="T2" style:family="text">
      <style:text-properties officeooo:rsid="000bdd0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0bdd0d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MA MATER STUDIORUM – <text:span text:style-name="T1">UNIVERSITÀ</text:span> DI BOLOGNA</text:p>
      <text:p text:style-name="P2">CAMPUS DI CESENA</text:p>
      <text:p text:style-name="P3"/>
      <text:p text:style-name="P3">Scuola di Scienze</text:p>
      <text:p text:style-name="P1">Corso di Laurea in Ingegneria e Scienze Informatiche</text:p>
      <text:p text:style-name="P3"/>
      <text:p text:style-name="P3"/>
      <text:p text:style-name="P3"/>
      <text:p text:style-name="P4">DOCKER</text:p>
      <text:p text:style-name="P4"/>
      <text:p text:style-name="P4"/>
      <text:p text:style-name="P6">Elaborato in</text:p>
      <text:p text:style-name="P2">PROGRAMMAZIONE DI SISTEMI EMBEDDED</text:p>
      <text:p text:style-name="P4"/>
      <text:p text:style-name="P2"/>
      <text:p text:style-name="Standard"/>
      <text:p text:style-name="Standard"/>
      <text:p text:style-name="Standard"/>
      <text:p text:style-name="P5">Relatore</text:p>
      <text:p text:style-name="P1">Prof. ALESSANDRO RICCI</text:p>
      <text:p text:style-name="P1"/>
      <text:p text:style-name="P5">Co-relatore</text:p>
      <text:p text:style-name="P1">Ing. ANGELO CROATTI</text:p>
      <text:p text:style-name="Standard"/>
      <text:p text:style-name="Standard"/>
      <text:p text:style-name="Standard"/>
      <text:p text:style-name="P2">Terza Sessione di Laurea</text:p>
      <text:p text:style-name="P2">Anno Accademico 201<text:span text:style-name="T1">7</text:span> – 201<text:span text:style-name="T1">8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P10">PAROLE CHIAVE</text:p>
      <text:p text:style-name="P10"/>
      <text:p text:style-name="P8">Virtualizzazione</text:p>
      <text:p text:style-name="P8">Container</text:p>
      <text:p text:style-name="P8">Docker</text:p>
      <text:p text:style-name="P8">Linux kernel</text:p>
      <text:p text:style-name="P8">Stack</text:p>
      <text:p text:style-name="P20"/>
      <text:p text:style-name="P8"/>
      <text:p text:style-name="P20">Alla mia famiglia</text:p>
      <text:p text:style-name="P20"/>
      <text:p text:style-name="P21">Indice</text:p>
      <text:p text:style-name="P7"/>
      <text:p text:style-name="P7"/>
      <text:p text:style-name="P9"><text:span text:style-name="T5">Introduzione</text:span><text:tab/><text:tab/><text:tab/><text:tab/><text:tab/><text:tab/><text:tab/><text:tab/><text:tab/><text:tab/><text:tab/>ix</text:p>
      <text:p text:style-name="P9"/>
      <text:list xml:id="list3163180162" text:style-name="L2">
        <text:list-item>
          <text:p text:style-name="P14"><text:s/><text:span text:style-name="T2">Software container<text:tab/><text:tab/><text:tab/><text:tab/><text:tab/><text:tab/><text:tab/><text:tab/>1</text:span></text:p>
          <text:list>
            <text:list-item>
              <text:p text:style-name="P13"><text:span text:style-name="T4">Cosa sono i software container</text:span></text:p>
            </text:list-item>
            <text:list-item>
              <text:p text:style-name="P15"><text:span text:style-name="T3">Storia dei software container</text:span></text:p>
            </text:list-item>
            <text:list-item>
              <text:p text:style-name="P15"><text:span text:style-name="T3">Perché utilizzare i software container</text:span></text:p>
            </text:list-item>
            <text:list-item>
              <text:p text:style-name="P15"><text:span text:style-name="T3">Opzioni di software container</text:span></text:p>
            </text:list-item>
          </text:list>
        </text:list-item>
        <text:list-item>
          <text:p text:style-name="P17"><text:span text:style-name="T5">Docker</text:span></text:p>
          <text:list>
            <text:list-item>
              <text:p text:style-name="P11"><text:span text:style-name="T5">Cos’è Docker</text:span></text:p>
            </text:list-item>
            <text:list-item>
              <text:p text:style-name="P11"><text:span text:style-name="T5">Diffusione dei container con Docker</text:span></text:p>
            </text:list-item>
            <text:list-item>
              <text:p text:style-name="P11"><text:span text:style-name="T5">Esempi Applicativi</text:span></text:p>
            </text:list-item>
          </text:list>
        </text:list-item>
        <text:list-item>
          <text:p text:style-name="P17"><text:span text:style-name="T5">Trauma Tracker come caso di studio</text:span></text:p>
        </text:list-item>
      </text:list>
      <text:p text:style-name="P12"><text:span text:style-name="T5"/></text:p>
      <text:p text:style-name="P12"><text:span text:style-name="T5">Conclusioni</text:span></text:p>
      <text:p text:style-name="P12"><text:span text:style-name="T5"/></text:p>
      <text:p text:style-name="P12"><text:span text:style-name="T5">Ringraziamenti</text:span></text:p>
      <text:p text:style-name="P12"><text:span text:style-name="T5"/></text:p>
      <text:p text:style-name="P12"><text:span text:style-name="T5">Bibliografia</text:span></text:p>
      <text:p text:style-name="P12"><text:span text:style-name="T5"/></text:p>
      <text:p text:style-name="P22">Introduzione</text:p>
      <text:p text:style-name="P18"><text:span text:style-name="T6"/></text:p>
      <text:p text:style-name="P18"><text:span text:style-name="T6"/></text:p>
      <text:p text:style-name="P12"><text:span text:style-name="T5"/></text:p>
      <text:p text:style-name="P12"><text:span text:style-name="T5"/></text:p>
      <text:p text:style-name="P12"><text:span text:style-name="T5"/></text:p>
      <text:list xml:id="list123005801796159" text:continue-numbering="true" text:style-name="L2">
        <text:list-header>
          <text:p text:style-name="P11"><text:span text:style-name="T5"/></text:p>
        </text:list-header>
      </text:list>
      <text:p text:style-name="P16"><text:span text:style-name="T3"/></text:p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6pt" fo:font-weight="normal" style:font-size-asian="14pt" style:font-weight-asian="normal" style:font-size-complex="16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0:52:58.091912993</meta:creation-date>
    <dc:date>2019-02-21T12:15:48.192787984</dc:date>
    <meta:editing-duration>PT5M57S</meta:editing-duration>
    <meta:editing-cycles>1</meta:editing-cycles>
    <meta:generator>LibreOffice/5.4.6.2$Linux_X86_64 LibreOffice_project/40m0$Build-2</meta:generator>
    <meta:document-statistic meta:table-count="0" meta:image-count="0" meta:object-count="0" meta:page-count="8" meta:paragraph-count="36" meta:word-count="108" meta:character-count="743" meta:non-whitespace-character-count="661"/>
  </office:meta>
</office:document-meta>
</file>